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16500798207" calcext:value-type="float">
            <text:p>2.15717</text:p>
          </table:table-cell>
          <table:table-cell office:value-type="float" office:value="2.35375377874393" calcext:value-type="float">
            <text:p>2.35375</text:p>
          </table:table-cell>
          <table:table-cell office:value-type="float" office:value="2.9632475119731" calcext:value-type="float">
            <text:p>2.9632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281778245757" calcext:value-type="float">
            <text:p>2.15282</text:p>
          </table:table-cell>
          <table:table-cell office:value-type="float" office:value="2.34648636255562" calcext:value-type="float">
            <text:p>2.34649</text:p>
          </table:table-cell>
          <table:table-cell office:value-type="float" office:value="2.9541730919466" calcext:value-type="float">
            <text:p>2.9541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321831566824" calcext:value-type="float">
            <text:p>2.34322</text:p>
          </table:table-cell>
          <table:table-cell office:value-type="float" office:value="2.13135659720896" calcext:value-type="float">
            <text:p>2.13136</text:p>
          </table:table-cell>
          <table:table-cell office:value-type="float" office:value="3.08772827023562" calcext:value-type="float">
            <text:p>3.0877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55447053854" calcext:value-type="float">
            <text:p>2.25155</text:p>
          </table:table-cell>
          <table:table-cell office:value-type="float" office:value="2.34188213720097" calcext:value-type="float">
            <text:p>2.34188</text:p>
          </table:table-cell>
          <table:table-cell office:value-type="float" office:value="3.27974332566192" calcext:value-type="float">
            <text:p>3.2797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113695090439" calcext:value-type="float">
            <text:p>2.34114</text:p>
          </table:table-cell>
          <table:table-cell office:value-type="float" office:value="2.00108541259609" calcext:value-type="float">
            <text:p>2.00109</text:p>
          </table:table-cell>
          <table:table-cell office:value-type="float" office:value="2.52453960947864" calcext:value-type="float">
            <text:p>2.524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42541002482" calcext:value-type="float">
            <text:p>2.25543</text:p>
          </table:table-cell>
          <table:table-cell office:value-type="float" office:value="2.34062919684723" calcext:value-type="float">
            <text:p>2.34063</text:p>
          </table:table-cell>
          <table:table-cell office:value-type="float" office:value="3.32321961846394" calcext:value-type="float">
            <text:p>3.323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061537983366" calcext:value-type="float">
            <text:p>2.34062</text:p>
          </table:table-cell>
          <table:table-cell office:value-type="float" office:value="1.98184984099132" calcext:value-type="float">
            <text:p>1.98185</text:p>
          </table:table-cell>
          <table:table-cell office:value-type="float" office:value="2.51365146371339" calcext:value-type="float">
            <text:p>2.5136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026557775542" calcext:value-type="float">
            <text:p>2.34027</text:p>
          </table:table-cell>
          <table:table-cell office:value-type="float" office:value="2.1201766084999" calcext:value-type="float">
            <text:p>2.12018</text:p>
          </table:table-cell>
          <table:table-cell office:value-type="float" office:value="3.06147283169275" calcext:value-type="float">
            <text:p>3.0614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933024652026" calcext:value-type="float">
            <text:p>2.32933</text:p>
          </table:table-cell>
          <table:table-cell office:value-type="float" office:value="2.07273497302578" calcext:value-type="float">
            <text:p>2.07273</text:p>
          </table:table-cell>
          <table:table-cell office:value-type="float" office:value="2.78894184614078" calcext:value-type="float">
            <text:p>2.7889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628902765388" calcext:value-type="float">
            <text:p>2.32629</text:p>
          </table:table-cell>
          <table:table-cell office:value-type="float" office:value="2.0828882658624" calcext:value-type="float">
            <text:p>2.08289</text:p>
          </table:table-cell>
          <table:table-cell office:value-type="float" office:value="2.77486495900769" calcext:value-type="float">
            <text:p>2.7748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74708173409" calcext:value-type="float">
            <text:p>2.31747</text:p>
          </table:table-cell>
          <table:table-cell office:value-type="float" office:value="2.06512346727353" calcext:value-type="float">
            <text:p>2.06512</text:p>
          </table:table-cell>
          <table:table-cell office:value-type="float" office:value="2.74142522332801" calcext:value-type="float">
            <text:p>2.7414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704881514441" calcext:value-type="float">
            <text:p>2.31705</text:p>
          </table:table-cell>
          <table:table-cell office:value-type="float" office:value="2.04917167668671" calcext:value-type="float">
            <text:p>2.04917</text:p>
          </table:table-cell>
          <table:table-cell office:value-type="float" office:value="2.74633945857817" calcext:value-type="float">
            <text:p>2.7463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217737307266" calcext:value-type="float">
            <text:p>2.31218</text:p>
          </table:table-cell>
          <table:table-cell office:value-type="float" office:value="2.23692684841554" calcext:value-type="float">
            <text:p>2.23693</text:p>
          </table:table-cell>
          <table:table-cell office:value-type="float" office:value="3.04447488235069" calcext:value-type="float">
            <text:p>3.04447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5261714648" calcext:value-type="float">
            <text:p>2.27505</text:p>
          </table:table-cell>
          <table:table-cell office:value-type="float" office:value="2.29932497395646" calcext:value-type="float">
            <text:p>2.29932</text:p>
          </table:table-cell>
          <table:table-cell office:value-type="float" office:value="3.20585591736175" calcext:value-type="float">
            <text:p>3.205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17734228461" calcext:value-type="float">
            <text:p>2.28518</text:p>
          </table:table-cell>
          <table:table-cell office:value-type="float" office:value="2.25547227621093" calcext:value-type="float">
            <text:p>2.25547</text:p>
          </table:table-cell>
          <table:table-cell office:value-type="float" office:value="3.25103146244791" calcext:value-type="float">
            <text:p>3.251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03149359713" calcext:value-type="float">
            <text:p>2.28503</text:p>
          </table:table-cell>
          <table:table-cell office:value-type="float" office:value="2.24828455191236" calcext:value-type="float">
            <text:p>2.24828</text:p>
          </table:table-cell>
          <table:table-cell office:value-type="float" office:value="3.05388002533658" calcext:value-type="float">
            <text:p>3.05388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84047540237" calcext:value-type="float">
            <text:p>2.28284</text:p>
          </table:table-cell>
          <table:table-cell office:value-type="float" office:value="2.27265952601218" calcext:value-type="float">
            <text:p>2.27266</text:p>
          </table:table-cell>
          <table:table-cell office:value-type="float" office:value="3.35033193858584" calcext:value-type="float">
            <text:p>3.3503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73446327684" calcext:value-type="float">
            <text:p>2.28073</text:p>
          </table:table-cell>
          <table:table-cell office:value-type="float" office:value="2.27036111275977" calcext:value-type="float">
            <text:p>2.27036</text:p>
          </table:table-cell>
          <table:table-cell office:value-type="float" office:value="3.23594814356331" calcext:value-type="float">
            <text:p>3.2359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84334617103" calcext:value-type="float">
            <text:p>2.27984</text:p>
          </table:table-cell>
          <table:table-cell office:value-type="float" office:value="2.14654589617866" calcext:value-type="float">
            <text:p>2.14655</text:p>
          </table:table-cell>
          <table:table-cell office:value-type="float" office:value="2.62878200234132" calcext:value-type="float">
            <text:p>2.6287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47538741122" calcext:value-type="float">
            <text:p>2.27948</text:p>
          </table:table-cell>
          <table:table-cell office:value-type="float" office:value="2.27813174949056" calcext:value-type="float">
            <text:p>2.27813</text:p>
          </table:table-cell>
          <table:table-cell office:value-type="float" office:value="3.13982482766807" calcext:value-type="float">
            <text:p>3.139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01682750114" calcext:value-type="float">
            <text:p>2.27802</text:p>
          </table:table-cell>
          <table:table-cell office:value-type="float" office:value="2.24485895509932" calcext:value-type="float">
            <text:p>2.24486</text:p>
          </table:table-cell>
          <table:table-cell office:value-type="float" office:value="3.27588399548475" calcext:value-type="float">
            <text:p>3.275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78887927475" calcext:value-type="float">
            <text:p>2.27679</text:p>
          </table:table-cell>
          <table:table-cell office:value-type="float" office:value="2.15773171476561" calcext:value-type="float">
            <text:p>2.15773</text:p>
          </table:table-cell>
          <table:table-cell office:value-type="float" office:value="2.6246921497769" calcext:value-type="float">
            <text:p>2.6246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30347094451" calcext:value-type="float">
            <text:p>2.2753</text:p>
          </table:table-cell>
          <table:table-cell office:value-type="float" office:value="2.27530949090364" calcext:value-type="float">
            <text:p>2.27531</text:p>
          </table:table-cell>
          <table:table-cell office:value-type="float" office:value="3.22086263470718" calcext:value-type="float">
            <text:p>3.220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22879799926" calcext:value-type="float">
            <text:p>2.27323</text:p>
          </table:table-cell>
          <table:table-cell office:value-type="float" office:value="2.2867739745211" calcext:value-type="float">
            <text:p>2.28677</text:p>
          </table:table-cell>
          <table:table-cell office:value-type="float" office:value="3.33891039949755" calcext:value-type="float">
            <text:p>3.3389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85619157871" calcext:value-type="float">
            <text:p>2.27986</text:p>
          </table:table-cell>
          <table:table-cell office:value-type="float" office:value="2.27063792194428" calcext:value-type="float">
            <text:p>2.27064</text:p>
          </table:table-cell>
          <table:table-cell office:value-type="float" office:value="3.19600005088562" calcext:value-type="float">
            <text:p>3.19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75290752721" calcext:value-type="float">
            <text:p>2.26875</text:p>
          </table:table-cell>
          <table:table-cell office:value-type="float" office:value="2.26289449809651" calcext:value-type="float">
            <text:p>2.26289</text:p>
          </table:table-cell>
          <table:table-cell office:value-type="float" office:value="3.13361494306475" calcext:value-type="float">
            <text:p>3.133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7169474525" calcext:value-type="float">
            <text:p>2.26497</text:p>
          </table:table-cell>
          <table:table-cell office:value-type="float" office:value="2.25303401730616" calcext:value-type="float">
            <text:p>2.25303</text:p>
          </table:table-cell>
          <table:table-cell office:value-type="float" office:value="3.00686636179726" calcext:value-type="float">
            <text:p>3.00687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97087983066" calcext:value-type="float">
            <text:p>2.26097</text:p>
          </table:table-cell>
          <table:table-cell office:value-type="float" office:value="2.1974133547267" calcext:value-type="float">
            <text:p>2.19741</text:p>
          </table:table-cell>
          <table:table-cell office:value-type="float" office:value="2.86814569564535" calcext:value-type="float">
            <text:p>2.8681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51381018477" calcext:value-type="float">
            <text:p>2.25951</text:p>
          </table:table-cell>
          <table:table-cell office:value-type="float" office:value="2.21868640176807" calcext:value-type="float">
            <text:p>2.21869</text:p>
          </table:table-cell>
          <table:table-cell office:value-type="float" office:value="2.87298942641147" calcext:value-type="float">
            <text:p>2.8729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32911374481" calcext:value-type="float">
            <text:p>2.25933</text:p>
          </table:table-cell>
          <table:table-cell office:value-type="float" office:value="2.27829177463433" calcext:value-type="float">
            <text:p>2.27829</text:p>
          </table:table-cell>
          <table:table-cell office:value-type="float" office:value="2.98400203899579" calcext:value-type="float">
            <text:p>2.98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93725810199" calcext:value-type="float">
            <text:p>2.25794</text:p>
          </table:table-cell>
          <table:table-cell office:value-type="float" office:value="2.2671203440831" calcext:value-type="float">
            <text:p>2.26712</text:p>
          </table:table-cell>
          <table:table-cell office:value-type="float" office:value="3.02100402903626" calcext:value-type="float">
            <text:p>3.02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32048998151" calcext:value-type="float">
            <text:p>2.25532</text:p>
          </table:table-cell>
          <table:table-cell office:value-type="float" office:value="2.31201000435464" calcext:value-type="float">
            <text:p>2.31201</text:p>
          </table:table-cell>
          <table:table-cell office:value-type="float" office:value="3.14354727608965" calcext:value-type="float">
            <text:p>3.1435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5024855363838" calcext:value-type="float">
            <text:p>2.25025</text:p>
          </table:table-cell>
          <table:table-cell office:value-type="float" office:value="2.30487190580411" calcext:value-type="float">
            <text:p>2.30487</text:p>
          </table:table-cell>
          <table:table-cell office:value-type="float" office:value="3.11360580919903" calcext:value-type="float">
            <text:p>3.1136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963467992" calcext:value-type="float">
            <text:p>2.246</text:p>
          </table:table-cell>
          <table:table-cell office:value-type="float" office:value="2.2727781317701" calcext:value-type="float">
            <text:p>2.27278</text:p>
          </table:table-cell>
          <table:table-cell office:value-type="float" office:value="2.99163162142645" calcext:value-type="float">
            <text:p>2.9916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641726612591" calcext:value-type="float">
            <text:p>2.23642</text:p>
          </table:table-cell>
          <table:table-cell office:value-type="float" office:value="2.236939209946" calcext:value-type="float">
            <text:p>2.23694</text:p>
          </table:table-cell>
          <table:table-cell office:value-type="float" office:value="3.04284681178325" calcext:value-type="float">
            <text:p>3.04285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44941114625" calcext:value-type="float">
            <text:p>2.23645</text:p>
          </table:table-cell>
          <table:table-cell office:value-type="float" office:value="2.25948313139621" calcext:value-type="float">
            <text:p>2.25948</text:p>
          </table:table-cell>
          <table:table-cell office:value-type="float" office:value="2.97285456287466" calcext:value-type="float">
            <text:p>2.972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54296625004" calcext:value-type="float">
            <text:p>2.23254</text:p>
          </table:table-cell>
          <table:table-cell office:value-type="float" office:value="2.3447512725639" calcext:value-type="float">
            <text:p>2.34475</text:p>
          </table:table-cell>
          <table:table-cell office:value-type="float" office:value="3.09022543771536" calcext:value-type="float">
            <text:p>3.090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19715224844" calcext:value-type="float">
            <text:p>2.2312</text:p>
          </table:table-cell>
          <table:table-cell office:value-type="float" office:value="2.34738923133883" calcext:value-type="float">
            <text:p>2.34739</text:p>
          </table:table-cell>
          <table:table-cell office:value-type="float" office:value="3.24168491025174" calcext:value-type="float">
            <text:p>3.241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88922371836" calcext:value-type="float">
            <text:p>2.22989</text:p>
          </table:table-cell>
          <table:table-cell office:value-type="float" office:value="2.34175049412071" calcext:value-type="float">
            <text:p>2.34175</text:p>
          </table:table-cell>
          <table:table-cell office:value-type="float" office:value="3.1504537151237" calcext:value-type="float">
            <text:p>3.150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85250534872" calcext:value-type="float">
            <text:p>2.22885</text:p>
          </table:table-cell>
          <table:table-cell office:value-type="float" office:value="2.25454964770521" calcext:value-type="float">
            <text:p>2.25455</text:p>
          </table:table-cell>
          <table:table-cell office:value-type="float" office:value="2.96063251964966" calcext:value-type="float">
            <text:p>2.960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8946422364" calcext:value-type="float">
            <text:p>2.22859</text:p>
          </table:table-cell>
          <table:table-cell office:value-type="float" office:value="2.30759549266158" calcext:value-type="float">
            <text:p>2.3076</text:p>
          </table:table-cell>
          <table:table-cell office:value-type="float" office:value="3.26796245580417" calcext:value-type="float">
            <text:p>3.267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11989751478" calcext:value-type="float">
            <text:p>2.24212</text:p>
          </table:table-cell>
          <table:table-cell office:value-type="float" office:value="2.22843605225103" calcext:value-type="float">
            <text:p>2.22844</text:p>
          </table:table-cell>
          <table:table-cell office:value-type="float" office:value="3.06968468372771" calcext:value-type="float">
            <text:p>3.0696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80668865506" calcext:value-type="float">
            <text:p>2.22581</text:p>
          </table:table-cell>
          <table:table-cell office:value-type="float" office:value="2.3502573885813" calcext:value-type="float">
            <text:p>2.35026</text:p>
          </table:table-cell>
          <table:table-cell office:value-type="float" office:value="3.25692134202695" calcext:value-type="float">
            <text:p>3.256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44580364364" calcext:value-type="float">
            <text:p>2.22345</text:p>
          </table:table-cell>
          <table:table-cell office:value-type="float" office:value="2.24177536247279" calcext:value-type="float">
            <text:p>2.24178</text:p>
          </table:table-cell>
          <table:table-cell office:value-type="float" office:value="2.81557911374925" calcext:value-type="float">
            <text:p>2.8155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37865549165" calcext:value-type="float">
            <text:p>2.22038</text:p>
          </table:table-cell>
          <table:table-cell office:value-type="float" office:value="2.29269034571294" calcext:value-type="float">
            <text:p>2.29269</text:p>
          </table:table-cell>
          <table:table-cell office:value-type="float" office:value="2.79494952579698" calcext:value-type="float">
            <text:p>2.794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7109147794" calcext:value-type="float">
            <text:p>2.21947</text:p>
          </table:table-cell>
          <table:table-cell office:value-type="float" office:value="2.29756183176334" calcext:value-type="float">
            <text:p>2.29756</text:p>
          </table:table-cell>
          <table:table-cell office:value-type="float" office:value="3.27008249887656" calcext:value-type="float">
            <text:p>3.2700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29940959816" calcext:value-type="float">
            <text:p>2.2173</text:p>
          </table:table-cell>
          <table:table-cell office:value-type="float" office:value="2.33899943912532" calcext:value-type="float">
            <text:p>2.339</text:p>
          </table:table-cell>
          <table:table-cell office:value-type="float" office:value="3.07570723189272" calcext:value-type="float">
            <text:p>3.075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68051265273" calcext:value-type="float">
            <text:p>2.21468</text:p>
          </table:table-cell>
          <table:table-cell office:value-type="float" office:value="2.24587882212808" calcext:value-type="float">
            <text:p>2.24588</text:p>
          </table:table-cell>
          <table:table-cell office:value-type="float" office:value="2.82344889123055" calcext:value-type="float">
            <text:p>2.82345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48568356778" calcext:value-type="float">
            <text:p>2.21449</text:p>
          </table:table-cell>
          <table:table-cell office:value-type="float" office:value="2.34335733650927" calcext:value-type="float">
            <text:p>2.34336</text:p>
          </table:table-cell>
          <table:table-cell office:value-type="float" office:value="3.1413741570986" calcext:value-type="float">
            <text:p>3.1413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31815996788" calcext:value-type="float">
            <text:p>2.21432</text:p>
          </table:table-cell>
          <table:table-cell office:value-type="float" office:value="2.27177626779322" calcext:value-type="float">
            <text:p>2.27178</text:p>
          </table:table-cell>
          <table:table-cell office:value-type="float" office:value="3.07019222612443" calcext:value-type="float">
            <text:p>3.0701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4270604083" calcext:value-type="float">
            <text:p>2.21243</text:p>
          </table:table-cell>
          <table:table-cell office:value-type="float" office:value="2.31950980184291" calcext:value-type="float">
            <text:p>2.31951</text:p>
          </table:table-cell>
          <table:table-cell office:value-type="float" office:value="3.23513889654529" calcext:value-type="float">
            <text:p>3.2351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96603102044" calcext:value-type="float">
            <text:p>2.20797</text:p>
          </table:table-cell>
          <table:table-cell office:value-type="float" office:value="2.32812900635929" calcext:value-type="float">
            <text:p>2.32813</text:p>
          </table:table-cell>
          <table:table-cell office:value-type="float" office:value="3.26175852228154" calcext:value-type="float">
            <text:p>3.2617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444167331173" calcext:value-type="float">
            <text:p>2.20444</text:p>
          </table:table-cell>
          <table:table-cell office:value-type="float" office:value="2.30032218659337" calcext:value-type="float">
            <text:p>2.30032</text:p>
          </table:table-cell>
          <table:table-cell office:value-type="float" office:value="2.79095705875367" calcext:value-type="float">
            <text:p>2.7909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07202682909" calcext:value-type="float">
            <text:p>2.20307</text:p>
          </table:table-cell>
          <table:table-cell office:value-type="float" office:value="2.27913755563473" calcext:value-type="float">
            <text:p>2.27914</text:p>
          </table:table-cell>
          <table:table-cell office:value-type="float" office:value="3.07893113452435" calcext:value-type="float">
            <text:p>3.0789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16609152034" calcext:value-type="float">
            <text:p>2.18117</text:p>
          </table:table-cell>
          <table:table-cell office:value-type="float" office:value="2.35878085935623" calcext:value-type="float">
            <text:p>2.35878</text:p>
          </table:table-cell>
          <table:table-cell office:value-type="float" office:value="3.20375306297216" calcext:value-type="float">
            <text:p>3.2037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998691436114" calcext:value-type="float">
            <text:p>2.17999</text:p>
          </table:table-cell>
          <table:table-cell office:value-type="float" office:value="2.37121108576887" calcext:value-type="float">
            <text:p>2.37121</text:p>
          </table:table-cell>
          <table:table-cell office:value-type="float" office:value="3.20261927573956" calcext:value-type="float">
            <text:p>3.2026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91578853632" calcext:value-type="float">
            <text:p>2.15292</text:p>
          </table:table-cell>
          <table:table-cell office:value-type="float" office:value="2.44154700771341" calcext:value-type="float">
            <text:p>2.44155</text:p>
          </table:table-cell>
          <table:table-cell office:value-type="float" office:value="3.11773898220275" calcext:value-type="float">
            <text:p>3.1177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76400379381" calcext:value-type="float">
            <text:p>2.13976</text:p>
          </table:table-cell>
          <table:table-cell office:value-type="float" office:value="2.44451044498063" calcext:value-type="float">
            <text:p>2.44451</text:p>
          </table:table-cell>
          <table:table-cell office:value-type="float" office:value="3.11732680866582" calcext:value-type="float">
            <text:p>3.1173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181704760531" calcext:value-type="float">
            <text:p>2.38182</text:p>
          </table:table-cell>
          <table:table-cell office:value-type="float" office:value="2.1363217990828" calcext:value-type="float">
            <text:p>2.13632</text:p>
          </table:table-cell>
          <table:table-cell office:value-type="float" office:value="2.76000780832265" calcext:value-type="float">
            <text:p>2.760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980391491192" calcext:value-type="float">
            <text:p>2.3698</text:p>
          </table:table-cell>
          <table:table-cell office:value-type="float" office:value="2.12368023787093" calcext:value-type="float">
            <text:p>2.12368</text:p>
          </table:table-cell>
          <table:table-cell office:value-type="float" office:value="2.73890123320574" calcext:value-type="float">
            <text:p>2.73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0" calcext:value-type="float">
            <text:p>0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5" calcext:value-type="float">
            <text:p>5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0" calcext:value-type="float">
            <text:p>0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321831566824" calcext:value-type="float">
            <text:p>2.34322</text:p>
          </table:table-cell>
          <table:table-cell office:value-type="float" office:value="2.13135659720896" calcext:value-type="float">
            <text:p>2.13136</text:p>
          </table:table-cell>
          <table:table-cell office:value-type="float" office:value="3.08772827023562" calcext:value-type="float">
            <text:p>3.0877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20])" office:value-type="float" office:value="2.27301624354346" calcext:value-type="float">
            <text:p>2.27302</text:p>
          </table:table-cell>
          <table:table-cell table:formula="of:=AVERAGE([.BT1:.BT20])" office:value-type="float" office:value="2.22347563865927" calcext:value-type="float">
            <text:p>2.22348</text:p>
          </table:table-cell>
          <table:table-cell table:formula="of:=AVERAGE([.BU1:.BU20])" office:value-type="float" office:value="3.03337159899065" calcext:value-type="float">
            <text:p>3.033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113695090439" calcext:value-type="float">
            <text:p>2.34114</text:p>
          </table:table-cell>
          <table:table-cell office:value-type="float" office:value="2.00108541259609" calcext:value-type="float">
            <text:p>2.00109</text:p>
          </table:table-cell>
          <table:table-cell office:value-type="float" office:value="2.52453960947864" calcext:value-type="float">
            <text:p>2.524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3654140830052" calcext:value-type="float">
            <text:p>2.33654</text:p>
          </table:table-cell>
          <table:table-cell table:formula="of:=AVERAGE([.BT1:.BT5])" office:value-type="float" office:value="2.05991838531396" calcext:value-type="float">
            <text:p>2.05992</text:p>
          </table:table-cell>
          <table:table-cell table:formula="of:=AVERAGE([.BU1:.BU5])" office:value-type="float" office:value="2.78576347968968" calcext:value-type="float">
            <text:p>2.785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061537983366" calcext:value-type="float">
            <text:p>2.34062</text:p>
          </table:table-cell>
          <table:table-cell office:value-type="float" office:value="1.98184984099132" calcext:value-type="float">
            <text:p>1.98185</text:p>
          </table:table-cell>
          <table:table-cell office:value-type="float" office:value="2.51365146371339" calcext:value-type="float">
            <text:p>2.5136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026557775542" calcext:value-type="float">
            <text:p>2.34027</text:p>
          </table:table-cell>
          <table:table-cell office:value-type="float" office:value="2.1201766084999" calcext:value-type="float">
            <text:p>2.12018</text:p>
          </table:table-cell>
          <table:table-cell office:value-type="float" office:value="3.06147283169275" calcext:value-type="float">
            <text:p>3.0614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74708173409" calcext:value-type="float">
            <text:p>2.31747</text:p>
          </table:table-cell>
          <table:table-cell office:value-type="float" office:value="2.06512346727353" calcext:value-type="float">
            <text:p>2.06512</text:p>
          </table:table-cell>
          <table:table-cell office:value-type="float" office:value="2.74142522332801" calcext:value-type="float">
            <text:p>2.7414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704881514441" calcext:value-type="float">
            <text:p>2.31705</text:p>
          </table:table-cell>
          <table:table-cell office:value-type="float" office:value="2.04917167668671" calcext:value-type="float">
            <text:p>2.04917</text:p>
          </table:table-cell>
          <table:table-cell office:value-type="float" office:value="2.74633945857817" calcext:value-type="float">
            <text:p>2.7463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17734228461" calcext:value-type="float">
            <text:p>2.28518</text:p>
          </table:table-cell>
          <table:table-cell office:value-type="float" office:value="2.25547227621093" calcext:value-type="float">
            <text:p>2.25547</text:p>
          </table:table-cell>
          <table:table-cell office:value-type="float" office:value="3.25103146244791" calcext:value-type="float">
            <text:p>3.251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84047540237" calcext:value-type="float">
            <text:p>2.28284</text:p>
          </table:table-cell>
          <table:table-cell office:value-type="float" office:value="2.27265952601218" calcext:value-type="float">
            <text:p>2.27266</text:p>
          </table:table-cell>
          <table:table-cell office:value-type="float" office:value="3.35033193858584" calcext:value-type="float">
            <text:p>3.3503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47538741122" calcext:value-type="float">
            <text:p>2.27948</text:p>
          </table:table-cell>
          <table:table-cell office:value-type="float" office:value="2.27813174949056" calcext:value-type="float">
            <text:p>2.27813</text:p>
          </table:table-cell>
          <table:table-cell office:value-type="float" office:value="3.13982482766807" calcext:value-type="float">
            <text:p>3.139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01682750114" calcext:value-type="float">
            <text:p>2.27802</text:p>
          </table:table-cell>
          <table:table-cell office:value-type="float" office:value="2.24485895509932" calcext:value-type="float">
            <text:p>2.24486</text:p>
          </table:table-cell>
          <table:table-cell office:value-type="float" office:value="3.27588399548475" calcext:value-type="float">
            <text:p>3.275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22879799926" calcext:value-type="float">
            <text:p>2.27323</text:p>
          </table:table-cell>
          <table:table-cell office:value-type="float" office:value="2.2867739745211" calcext:value-type="float">
            <text:p>2.28677</text:p>
          </table:table-cell>
          <table:table-cell office:value-type="float" office:value="3.33891039949755" calcext:value-type="float">
            <text:p>3.3389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75290752721" calcext:value-type="float">
            <text:p>2.26875</text:p>
          </table:table-cell>
          <table:table-cell office:value-type="float" office:value="2.26289449809651" calcext:value-type="float">
            <text:p>2.26289</text:p>
          </table:table-cell>
          <table:table-cell office:value-type="float" office:value="3.13361494306475" calcext:value-type="float">
            <text:p>3.133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7169474525" calcext:value-type="float">
            <text:p>2.26497</text:p>
          </table:table-cell>
          <table:table-cell office:value-type="float" office:value="2.25303401730616" calcext:value-type="float">
            <text:p>2.25303</text:p>
          </table:table-cell>
          <table:table-cell office:value-type="float" office:value="3.00686636179726" calcext:value-type="float">
            <text:p>3.00687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97087983066" calcext:value-type="float">
            <text:p>2.26097</text:p>
          </table:table-cell>
          <table:table-cell office:value-type="float" office:value="2.1974133547267" calcext:value-type="float">
            <text:p>2.19741</text:p>
          </table:table-cell>
          <table:table-cell office:value-type="float" office:value="2.86814569564535" calcext:value-type="float">
            <text:p>2.8681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51381018477" calcext:value-type="float">
            <text:p>2.25951</text:p>
          </table:table-cell>
          <table:table-cell office:value-type="float" office:value="2.21868640176807" calcext:value-type="float">
            <text:p>2.21869</text:p>
          </table:table-cell>
          <table:table-cell office:value-type="float" office:value="2.87298942641147" calcext:value-type="float">
            <text:p>2.8729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93725810199" calcext:value-type="float">
            <text:p>2.25794</text:p>
          </table:table-cell>
          <table:table-cell office:value-type="float" office:value="2.2671203440831" calcext:value-type="float">
            <text:p>2.26712</text:p>
          </table:table-cell>
          <table:table-cell office:value-type="float" office:value="3.02100402903626" calcext:value-type="float">
            <text:p>3.02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19715224844" calcext:value-type="float">
            <text:p>2.2312</text:p>
          </table:table-cell>
          <table:table-cell office:value-type="float" office:value="2.34738923133883" calcext:value-type="float">
            <text:p>2.34739</text:p>
          </table:table-cell>
          <table:table-cell office:value-type="float" office:value="3.24168491025174" calcext:value-type="float">
            <text:p>3.241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80668865506" calcext:value-type="float">
            <text:p>2.22581</text:p>
          </table:table-cell>
          <table:table-cell office:value-type="float" office:value="2.3502573885813" calcext:value-type="float">
            <text:p>2.35026</text:p>
          </table:table-cell>
          <table:table-cell office:value-type="float" office:value="3.25692134202695" calcext:value-type="float">
            <text:p>3.256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91578853632" calcext:value-type="float">
            <text:p>2.15292</text:p>
          </table:table-cell>
          <table:table-cell office:value-type="float" office:value="2.44154700771341" calcext:value-type="float">
            <text:p>2.44155</text:p>
          </table:table-cell>
          <table:table-cell office:value-type="float" office:value="3.11773898220275" calcext:value-type="float">
            <text:p>3.1177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76400379381" calcext:value-type="float">
            <text:p>2.13976</text:p>
          </table:table-cell>
          <table:table-cell office:value-type="float" office:value="2.44451044498063" calcext:value-type="float">
            <text:p>2.44451</text:p>
          </table:table-cell>
          <table:table-cell office:value-type="float" office:value="3.11732680866582" calcext:value-type="float">
            <text:p>3.1173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933024652026" calcext:value-type="float">
            <text:p>2.32933</text:p>
          </table:table-cell>
          <table:table-cell office:value-type="float" office:value="2.07273497302578" calcext:value-type="float">
            <text:p>2.07273</text:p>
          </table:table-cell>
          <table:table-cell office:value-type="float" office:value="2.78894184614078" calcext:value-type="float">
            <text:p>2.7889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21:.BS36])" office:value-type="float" office:value="2.23967867724049" calcext:value-type="float">
            <text:p>2.23968</text:p>
          </table:table-cell>
          <table:table-cell table:formula="of:=AVERAGE([.BT21:.BT36])" office:value-type="float" office:value="2.26875293917108" calcext:value-type="float">
            <text:p>2.26875</text:p>
          </table:table-cell>
          <table:table-cell table:formula="of:=AVERAGE([.BU21:.BU36])" office:value-type="float" office:value="3.05696969763861" calcext:value-type="float">
            <text:p>3.05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628902765388" calcext:value-type="float">
            <text:p>2.32629</text:p>
          </table:table-cell>
          <table:table-cell office:value-type="float" office:value="2.0828882658624" calcext:value-type="float">
            <text:p>2.08289</text:p>
          </table:table-cell>
          <table:table-cell office:value-type="float" office:value="2.77486495900769" calcext:value-type="float">
            <text:p>2.7748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21:.BS25])" office:value-type="float" office:value="2.28410348630777" calcext:value-type="float">
            <text:p>2.2841</text:p>
          </table:table-cell>
          <table:table-cell table:formula="of:=AVERAGE([.BT21:.BT25])" office:value-type="float" office:value="2.21015938473625" calcext:value-type="float">
            <text:p>2.21016</text:p>
          </table:table-cell>
          <table:table-cell table:formula="of:=AVERAGE([.BU21:.BU25])" office:value-type="float" office:value="2.96099238588659" calcext:value-type="float">
            <text:p>2.9609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32911374481" calcext:value-type="float">
            <text:p>2.25933</text:p>
          </table:table-cell>
          <table:table-cell office:value-type="float" office:value="2.27829177463433" calcext:value-type="float">
            <text:p>2.27829</text:p>
          </table:table-cell>
          <table:table-cell office:value-type="float" office:value="2.98400203899579" calcext:value-type="float">
            <text:p>2.98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32048998151" calcext:value-type="float">
            <text:p>2.25532</text:p>
          </table:table-cell>
          <table:table-cell office:value-type="float" office:value="2.31201000435464" calcext:value-type="float">
            <text:p>2.31201</text:p>
          </table:table-cell>
          <table:table-cell office:value-type="float" office:value="3.14354727608965" calcext:value-type="float">
            <text:p>3.1435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5024855363838" calcext:value-type="float">
            <text:p>2.25025</text:p>
          </table:table-cell>
          <table:table-cell office:value-type="float" office:value="2.30487190580411" calcext:value-type="float">
            <text:p>2.30487</text:p>
          </table:table-cell>
          <table:table-cell office:value-type="float" office:value="3.11360580919903" calcext:value-type="float">
            <text:p>3.1136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963467992" calcext:value-type="float">
            <text:p>2.246</text:p>
          </table:table-cell>
          <table:table-cell office:value-type="float" office:value="2.2727781317701" calcext:value-type="float">
            <text:p>2.27278</text:p>
          </table:table-cell>
          <table:table-cell office:value-type="float" office:value="2.99163162142645" calcext:value-type="float">
            <text:p>2.9916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88922371836" calcext:value-type="float">
            <text:p>2.22989</text:p>
          </table:table-cell>
          <table:table-cell office:value-type="float" office:value="2.34175049412071" calcext:value-type="float">
            <text:p>2.34175</text:p>
          </table:table-cell>
          <table:table-cell office:value-type="float" office:value="3.1504537151237" calcext:value-type="float">
            <text:p>3.150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8946422364" calcext:value-type="float">
            <text:p>2.22859</text:p>
          </table:table-cell>
          <table:table-cell office:value-type="float" office:value="2.30759549266158" calcext:value-type="float">
            <text:p>2.3076</text:p>
          </table:table-cell>
          <table:table-cell office:value-type="float" office:value="3.26796245580417" calcext:value-type="float">
            <text:p>3.267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44580364364" calcext:value-type="float">
            <text:p>2.22345</text:p>
          </table:table-cell>
          <table:table-cell office:value-type="float" office:value="2.24177536247279" calcext:value-type="float">
            <text:p>2.24178</text:p>
          </table:table-cell>
          <table:table-cell office:value-type="float" office:value="2.81557911374925" calcext:value-type="float">
            <text:p>2.8155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7109147794" calcext:value-type="float">
            <text:p>2.21947</text:p>
          </table:table-cell>
          <table:table-cell office:value-type="float" office:value="2.29756183176334" calcext:value-type="float">
            <text:p>2.29756</text:p>
          </table:table-cell>
          <table:table-cell office:value-type="float" office:value="3.27008249887656" calcext:value-type="float">
            <text:p>3.2700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68051265273" calcext:value-type="float">
            <text:p>2.21468</text:p>
          </table:table-cell>
          <table:table-cell office:value-type="float" office:value="2.24587882212808" calcext:value-type="float">
            <text:p>2.24588</text:p>
          </table:table-cell>
          <table:table-cell office:value-type="float" office:value="2.82344889123055" calcext:value-type="float">
            <text:p>2.82345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48568356778" calcext:value-type="float">
            <text:p>2.21449</text:p>
          </table:table-cell>
          <table:table-cell office:value-type="float" office:value="2.34335733650927" calcext:value-type="float">
            <text:p>2.34336</text:p>
          </table:table-cell>
          <table:table-cell office:value-type="float" office:value="3.1413741570986" calcext:value-type="float">
            <text:p>3.1413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31815996788" calcext:value-type="float">
            <text:p>2.21432</text:p>
          </table:table-cell>
          <table:table-cell office:value-type="float" office:value="2.27177626779322" calcext:value-type="float">
            <text:p>2.27178</text:p>
          </table:table-cell>
          <table:table-cell office:value-type="float" office:value="3.07019222612443" calcext:value-type="float">
            <text:p>3.0701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4270604083" calcext:value-type="float">
            <text:p>2.21243</text:p>
          </table:table-cell>
          <table:table-cell office:value-type="float" office:value="2.31950980184291" calcext:value-type="float">
            <text:p>2.31951</text:p>
          </table:table-cell>
          <table:table-cell office:value-type="float" office:value="3.23513889654529" calcext:value-type="float">
            <text:p>3.2351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96603102044" calcext:value-type="float">
            <text:p>2.20797</text:p>
          </table:table-cell>
          <table:table-cell office:value-type="float" office:value="2.32812900635929" calcext:value-type="float">
            <text:p>2.32813</text:p>
          </table:table-cell>
          <table:table-cell office:value-type="float" office:value="3.26175852228154" calcext:value-type="float">
            <text:p>3.2617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07202682909" calcext:value-type="float">
            <text:p>2.20307</text:p>
          </table:table-cell>
          <table:table-cell office:value-type="float" office:value="2.27913755563473" calcext:value-type="float">
            <text:p>2.27914</text:p>
          </table:table-cell>
          <table:table-cell office:value-type="float" office:value="3.07893113452435" calcext:value-type="float">
            <text:p>3.0789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217737307266" calcext:value-type="float">
            <text:p>2.31218</text:p>
          </table:table-cell>
          <table:table-cell office:value-type="float" office:value="2.23692684841554" calcext:value-type="float">
            <text:p>2.23693</text:p>
          </table:table-cell>
          <table:table-cell office:value-type="float" office:value="3.04447488235069" calcext:value-type="float">
            <text:p>3.04447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7:.BS50])" office:value-type="float" office:value="2.2436426180975" calcext:value-type="float">
            <text:p>2.24364</text:p>
          </table:table-cell>
          <table:table-cell table:formula="of:=AVERAGE([.BT37:.BT50])" office:value-type="float" office:value="2.2754248273684" calcext:value-type="float">
            <text:p>2.27542</text:p>
          </table:table-cell>
          <table:table-cell table:formula="of:=AVERAGE([.BU37:.BU50])" office:value-type="float" office:value="2.99288132239077" calcext:value-type="float">
            <text:p>2.992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03149359713" calcext:value-type="float">
            <text:p>2.28503</text:p>
          </table:table-cell>
          <table:table-cell office:value-type="float" office:value="2.24828455191236" calcext:value-type="float">
            <text:p>2.24828</text:p>
          </table:table-cell>
          <table:table-cell office:value-type="float" office:value="3.05388002533658" calcext:value-type="float">
            <text:p>3.05388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7:.BS41])" office:value-type="float" office:value="2.28691511107848" calcext:value-type="float">
            <text:p>2.28692</text:p>
          </table:table-cell>
          <table:table-cell table:formula="of:=AVERAGE([.BT37:.BT41])" office:value-type="float" office:value="2.21197002480639" calcext:value-type="float">
            <text:p>2.21197</text:p>
          </table:table-cell>
          <table:table-cell table:formula="of:=AVERAGE([.BU37:.BU41])" office:value-type="float" office:value="2.91755544067376" calcext:value-type="float">
            <text:p>2.91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73446327684" calcext:value-type="float">
            <text:p>2.28073</text:p>
          </table:table-cell>
          <table:table-cell office:value-type="float" office:value="2.27036111275977" calcext:value-type="float">
            <text:p>2.27036</text:p>
          </table:table-cell>
          <table:table-cell office:value-type="float" office:value="3.23594814356331" calcext:value-type="float">
            <text:p>3.2359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84334617103" calcext:value-type="float">
            <text:p>2.27984</text:p>
          </table:table-cell>
          <table:table-cell office:value-type="float" office:value="2.14654589617866" calcext:value-type="float">
            <text:p>2.14655</text:p>
          </table:table-cell>
          <table:table-cell office:value-type="float" office:value="2.62878200234132" calcext:value-type="float">
            <text:p>2.6287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78887927475" calcext:value-type="float">
            <text:p>2.27679</text:p>
          </table:table-cell>
          <table:table-cell office:value-type="float" office:value="2.15773171476561" calcext:value-type="float">
            <text:p>2.15773</text:p>
          </table:table-cell>
          <table:table-cell office:value-type="float" office:value="2.6246921497769" calcext:value-type="float">
            <text:p>2.6246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30347094451" calcext:value-type="float">
            <text:p>2.2753</text:p>
          </table:table-cell>
          <table:table-cell office:value-type="float" office:value="2.27530949090364" calcext:value-type="float">
            <text:p>2.27531</text:p>
          </table:table-cell>
          <table:table-cell office:value-type="float" office:value="3.22086263470718" calcext:value-type="float">
            <text:p>3.220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44941114625" calcext:value-type="float">
            <text:p>2.23645</text:p>
          </table:table-cell>
          <table:table-cell office:value-type="float" office:value="2.25948313139621" calcext:value-type="float">
            <text:p>2.25948</text:p>
          </table:table-cell>
          <table:table-cell office:value-type="float" office:value="2.97285456287466" calcext:value-type="float">
            <text:p>2.972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54296625004" calcext:value-type="float">
            <text:p>2.23254</text:p>
          </table:table-cell>
          <table:table-cell office:value-type="float" office:value="2.3447512725639" calcext:value-type="float">
            <text:p>2.34475</text:p>
          </table:table-cell>
          <table:table-cell office:value-type="float" office:value="3.09022543771536" calcext:value-type="float">
            <text:p>3.090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85250534872" calcext:value-type="float">
            <text:p>2.22885</text:p>
          </table:table-cell>
          <table:table-cell office:value-type="float" office:value="2.25454964770521" calcext:value-type="float">
            <text:p>2.25455</text:p>
          </table:table-cell>
          <table:table-cell office:value-type="float" office:value="2.96063251964966" calcext:value-type="float">
            <text:p>2.960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37865549165" calcext:value-type="float">
            <text:p>2.22038</text:p>
          </table:table-cell>
          <table:table-cell office:value-type="float" office:value="2.29269034571294" calcext:value-type="float">
            <text:p>2.29269</text:p>
          </table:table-cell>
          <table:table-cell office:value-type="float" office:value="2.79494952579698" calcext:value-type="float">
            <text:p>2.794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29940959816" calcext:value-type="float">
            <text:p>2.2173</text:p>
          </table:table-cell>
          <table:table-cell office:value-type="float" office:value="2.33899943912532" calcext:value-type="float">
            <text:p>2.339</text:p>
          </table:table-cell>
          <table:table-cell office:value-type="float" office:value="3.07570723189272" calcext:value-type="float">
            <text:p>3.075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444167331173" calcext:value-type="float">
            <text:p>2.20444</text:p>
          </table:table-cell>
          <table:table-cell office:value-type="float" office:value="2.30032218659337" calcext:value-type="float">
            <text:p>2.30032</text:p>
          </table:table-cell>
          <table:table-cell office:value-type="float" office:value="2.79095705875367" calcext:value-type="float">
            <text:p>2.7909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16609152034" calcext:value-type="float">
            <text:p>2.18117</text:p>
          </table:table-cell>
          <table:table-cell office:value-type="float" office:value="2.35878085935623" calcext:value-type="float">
            <text:p>2.35878</text:p>
          </table:table-cell>
          <table:table-cell office:value-type="float" office:value="3.20375306297216" calcext:value-type="float">
            <text:p>3.2037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998691436114" calcext:value-type="float">
            <text:p>2.17999</text:p>
          </table:table-cell>
          <table:table-cell office:value-type="float" office:value="2.37121108576887" calcext:value-type="float">
            <text:p>2.37121</text:p>
          </table:table-cell>
          <table:table-cell office:value-type="float" office:value="3.20261927573956" calcext:value-type="float">
            <text:p>3.2026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16500798207" calcext:value-type="float">
            <text:p>2.15717</text:p>
          </table:table-cell>
          <table:table-cell office:value-type="float" office:value="2.35375377874393" calcext:value-type="float">
            <text:p>2.35375</text:p>
          </table:table-cell>
          <table:table-cell office:value-type="float" office:value="2.9632475119731" calcext:value-type="float">
            <text:p>2.9632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1:.BS60])" office:value-type="float" office:value="2.26020296058861" calcext:value-type="float">
            <text:p>2.2602</text:p>
          </table:table-cell>
          <table:table-cell table:formula="of:=AVERAGE([.BT51:.BT60])" office:value-type="float" office:value="2.26780916703992" calcext:value-type="float">
            <text:p>2.26781</text:p>
          </table:table-cell>
          <table:table-cell table:formula="of:=AVERAGE([.BU51:.BU60])" office:value-type="float" office:value="3.05336800533323" calcext:value-type="float">
            <text:p>3.0533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281778245757" calcext:value-type="float">
            <text:p>2.15282</text:p>
          </table:table-cell>
          <table:table-cell office:value-type="float" office:value="2.34648636255562" calcext:value-type="float">
            <text:p>2.34649</text:p>
          </table:table-cell>
          <table:table-cell office:value-type="float" office:value="2.9541730919466" calcext:value-type="float">
            <text:p>2.9541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1:.BS55])" office:value-type="float" office:value="2.2184030576299" calcext:value-type="float">
            <text:p>2.2184</text:p>
          </table:table-cell>
          <table:table-cell table:formula="of:=AVERAGE([.BT51:.BT55])" office:value-type="float" office:value="2.33641528986084" calcext:value-type="float">
            <text:p>2.33642</text:p>
          </table:table-cell>
          <table:table-cell table:formula="of:=AVERAGE([.BU51:.BU55])" office:value-type="float" office:value="3.14524789308146" calcext:value-type="float">
            <text:p>3.1452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55447053854" calcext:value-type="float">
            <text:p>2.25155</text:p>
          </table:table-cell>
          <table:table-cell office:value-type="float" office:value="2.34188213720097" calcext:value-type="float">
            <text:p>2.34188</text:p>
          </table:table-cell>
          <table:table-cell office:value-type="float" office:value="3.27974332566192" calcext:value-type="float">
            <text:p>3.2797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42541002482" calcext:value-type="float">
            <text:p>2.25543</text:p>
          </table:table-cell>
          <table:table-cell office:value-type="float" office:value="2.34062919684723" calcext:value-type="float">
            <text:p>2.34063</text:p>
          </table:table-cell>
          <table:table-cell office:value-type="float" office:value="3.32321961846394" calcext:value-type="float">
            <text:p>3.323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5261714648" calcext:value-type="float">
            <text:p>2.27505</text:p>
          </table:table-cell>
          <table:table-cell office:value-type="float" office:value="2.29932497395646" calcext:value-type="float">
            <text:p>2.29932</text:p>
          </table:table-cell>
          <table:table-cell office:value-type="float" office:value="3.20585591736175" calcext:value-type="float">
            <text:p>3.205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85619157871" calcext:value-type="float">
            <text:p>2.27986</text:p>
          </table:table-cell>
          <table:table-cell office:value-type="float" office:value="2.27063792194428" calcext:value-type="float">
            <text:p>2.27064</text:p>
          </table:table-cell>
          <table:table-cell office:value-type="float" office:value="3.19600005088562" calcext:value-type="float">
            <text:p>3.19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641726612591" calcext:value-type="float">
            <text:p>2.23642</text:p>
          </table:table-cell>
          <table:table-cell office:value-type="float" office:value="2.236939209946" calcext:value-type="float">
            <text:p>2.23694</text:p>
          </table:table-cell>
          <table:table-cell office:value-type="float" office:value="3.04284681178325" calcext:value-type="float">
            <text:p>3.04285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11989751478" calcext:value-type="float">
            <text:p>2.24212</text:p>
          </table:table-cell>
          <table:table-cell office:value-type="float" office:value="2.22843605225103" calcext:value-type="float">
            <text:p>2.22844</text:p>
          </table:table-cell>
          <table:table-cell office:value-type="float" office:value="3.06968468372771" calcext:value-type="float">
            <text:p>3.0696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181704760531" calcext:value-type="float">
            <text:p>2.38182</text:p>
          </table:table-cell>
          <table:table-cell office:value-type="float" office:value="2.1363217990828" calcext:value-type="float">
            <text:p>2.13632</text:p>
          </table:table-cell>
          <table:table-cell office:value-type="float" office:value="2.76000780832265" calcext:value-type="float">
            <text:p>2.760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980391491192" calcext:value-type="float">
            <text:p>2.3698</text:p>
          </table:table-cell>
          <table:table-cell office:value-type="float" office:value="2.12368023787093" calcext:value-type="float">
            <text:p>2.12368</text:p>
          </table:table-cell>
          <table:table-cell office:value-type="float" office:value="2.73890123320574" calcext:value-type="float">
            <text:p>2.73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0" calcext:value-type="float">
            <text:p>0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5" calcext:value-type="float">
            <text:p>5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45:39.70721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1:51:42.252585766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0" meta:object-count="0"/>
  </office:meta>
</office:document-meta>
</file>